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co3" style:family="table-column">
      <style:table-column-properties fo:break-before="auto" style:column-width="32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s_comp" table:style-name="ta1">
        <table:shapes>
          <draw:frame draw:z-index="0" draw:style-name="gr1" draw:text-style-name="P1" svg:width="210mm" svg:height="100mm" svg:x="25.19mm" svg:y="60.64mm">
            <draw:object draw:notify-on-update-of-ranges="vs_comp.B5:vs_comp.B5 vs_comp.C5:vs_comp.V5 vs_comp.B6:vs_comp.B6 vs_comp.C6:vs_comp.V6 vs_comp.B7:vs_comp.B7 vs_comp.C7:vs_comp.V7 vs_comp.B8:vs_comp.B8 vs_comp.C8:vs_comp.V8 vs_comp.B9:vs_comp.B9 vs_comp.C9:vs_comp.V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office:value-type="float" office:value="16.0465868650922" calcext:value-type="float">
            <text:p>16.0465868650922</text:p>
          </table:table-cell>
          <table:table-cell office:value-type="float" office:value="9.99478161039503" calcext:value-type="float">
            <text:p>9.99478161039503</text:p>
          </table:table-cell>
          <table:table-cell office:value-type="float" office:value="14.646933975793" calcext:value-type="float">
            <text:p>14.646933975793</text:p>
          </table:table-cell>
          <table:table-cell office:value-type="float" office:value="12.2867205433791" calcext:value-type="float">
            <text:p>12.2867205433791</text:p>
          </table:table-cell>
          <table:table-cell office:value-type="float" office:value="14.1919993139819" calcext:value-type="float">
            <text:p>14.1919993139819</text:p>
          </table:table-cell>
          <table:table-cell office:value-type="float" office:value="11.2395346094886" calcext:value-type="float">
            <text:p>11.2395346094886</text:p>
          </table:table-cell>
          <table:table-cell office:value-type="float" office:value="16.4465841357176" calcext:value-type="float">
            <text:p>16.4465841357176</text:p>
          </table:table-cell>
          <table:table-cell office:value-type="float" office:value="13.0815799059828" calcext:value-type="float">
            <text:p>13.0815799059828</text:p>
          </table:table-cell>
          <table:table-cell office:value-type="float" office:value="9.10477499141189" calcext:value-type="float">
            <text:p>9.10477499141189</text:p>
          </table:table-cell>
          <table:table-cell office:value-type="float" office:value="29.6725784447476" calcext:value-type="float">
            <text:p>29.6725784447476</text:p>
          </table:table-cell>
          <table:table-cell office:value-type="float" office:value="33.5558313487405" calcext:value-type="float">
            <text:p>33.5558313487405</text:p>
          </table:table-cell>
          <table:table-cell office:value-type="float" office:value="16.0300693588803" calcext:value-type="float">
            <text:p>16.0300693588803</text:p>
          </table:table-cell>
          <table:table-cell office:value-type="float" office:value="16.5020063070331" calcext:value-type="float">
            <text:p>16.5020063070331</text:p>
          </table:table-cell>
          <table:table-cell office:value-type="float" office:value="11.0894127493374" calcext:value-type="float">
            <text:p>11.0894127493374</text:p>
          </table:table-cell>
          <table:table-cell office:value-type="float" office:value="33.217908425391" calcext:value-type="float">
            <text:p>33.217908425391</text:p>
          </table:table-cell>
          <table:table-cell office:value-type="float" office:value="11.7126580744212" calcext:value-type="float">
            <text:p>11.7126580744212</text:p>
          </table:table-cell>
          <table:table-cell office:value-type="float" office:value="8.39628750269804" calcext:value-type="float">
            <text:p>8.39628750269804</text:p>
          </table:table-cell>
          <table:table-cell office:value-type="float" office:value="32.3484031872847" calcext:value-type="float">
            <text:p>32.3484031872847</text:p>
          </table:table-cell>
          <table:table-cell/>
          <table:table-cell office:value-type="float" office:value="15.5369972659404" calcext:value-type="float">
            <text:p>15.5369972659404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office:value-type="float" office:value="38.2065443453344" calcext:value-type="float">
            <text:p>38.2065443453344</text:p>
          </table:table-cell>
          <table:table-cell office:value-type="float" office:value="38.5743359599228" calcext:value-type="float">
            <text:p>38.5743359599228</text:p>
          </table:table-cell>
          <table:table-cell office:value-type="float" office:value="38.6255951356623" calcext:value-type="float">
            <text:p>38.6255951356623</text:p>
          </table:table-cell>
          <table:table-cell office:value-type="float" office:value="39.1905914908336" calcext:value-type="float">
            <text:p>39.1905914908336</text:p>
          </table:table-cell>
          <table:table-cell office:value-type="float" office:value="35.2077348540068" calcext:value-type="float">
            <text:p>35.2077348540068</text:p>
          </table:table-cell>
          <table:table-cell office:value-type="float" office:value="37.2685822098188" calcext:value-type="float">
            <text:p>37.2685822098188</text:p>
          </table:table-cell>
          <table:table-cell office:value-type="float" office:value="36.2998624484182" calcext:value-type="float">
            <text:p>36.2998624484182</text:p>
          </table:table-cell>
          <table:table-cell office:value-type="float" office:value="34.0439556627175" calcext:value-type="float">
            <text:p>34.0439556627175</text:p>
          </table:table-cell>
          <table:table-cell office:value-type="float" office:value="38.0927516317417" calcext:value-type="float">
            <text:p>38.0927516317417</text:p>
          </table:table-cell>
          <table:table-cell office:value-type="float" office:value="34.13310398007" calcext:value-type="float">
            <text:p>34.13310398007</text:p>
          </table:table-cell>
          <table:table-cell office:value-type="float" office:value="38.3423338811928" calcext:value-type="float">
            <text:p>38.3423338811928</text:p>
          </table:table-cell>
          <table:table-cell office:value-type="float" office:value="37.5313222488336" calcext:value-type="float">
            <text:p>37.5313222488336</text:p>
          </table:table-cell>
          <table:table-cell office:value-type="float" office:value="38.0318285157519" calcext:value-type="float">
            <text:p>38.0318285157519</text:p>
          </table:table-cell>
          <table:table-cell office:value-type="float" office:value="39.993955456363" calcext:value-type="float">
            <text:p>39.993955456363</text:p>
          </table:table-cell>
          <table:table-cell office:value-type="float" office:value="40.7155089673862" calcext:value-type="float">
            <text:p>40.7155089673862</text:p>
          </table:table-cell>
          <table:table-cell office:value-type="float" office:value="27.0211304593754" calcext:value-type="float">
            <text:p>27.0211304593754</text:p>
          </table:table-cell>
          <table:table-cell office:value-type="float" office:value="44.1412151953378" calcext:value-type="float">
            <text:p>44.1412151953378</text:p>
          </table:table-cell>
          <table:table-cell office:value-type="float" office:value="38.1840086234227" calcext:value-type="float">
            <text:p>38.1840086234227</text:p>
          </table:table-cell>
          <table:table-cell/>
          <table:table-cell office:value-type="float" office:value="37.252704154269" calcext:value-type="float">
            <text:p>37.252704154269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office:value-type="float" office:value="21.6608124971114" calcext:value-type="float">
            <text:p>21.6608124971114</text:p>
          </table:table-cell>
          <table:table-cell office:value-type="float" office:value="38.5360677694863" calcext:value-type="float">
            <text:p>38.5360677694863</text:p>
          </table:table-cell>
          <table:table-cell office:value-type="float" office:value="37.4301611885504" calcext:value-type="float">
            <text:p>37.4301611885504</text:p>
          </table:table-cell>
          <table:table-cell office:value-type="float" office:value="37.7896921480457" calcext:value-type="float">
            <text:p>37.7896921480457</text:p>
          </table:table-cell>
          <table:table-cell office:value-type="float" office:value="14.4503280024011" calcext:value-type="float">
            <text:p>14.4503280024011</text:p>
          </table:table-cell>
          <table:table-cell office:value-type="float" office:value="25.9816831099406" calcext:value-type="float">
            <text:p>25.9816831099406</text:p>
          </table:table-cell>
          <table:table-cell office:value-type="float" office:value="25.9972489683631" calcext:value-type="float">
            <text:p>25.9972489683631</text:p>
          </table:table-cell>
          <table:table-cell office:value-type="float" office:value="17.3949244566254" calcext:value-type="float">
            <text:p>17.3949244566254</text:p>
          </table:table-cell>
          <table:table-cell office:value-type="float" office:value="38.0604603229131" calcext:value-type="float">
            <text:p>38.0604603229131</text:p>
          </table:table-cell>
          <table:table-cell office:value-type="float" office:value="34.130138205113" calcext:value-type="float">
            <text:p>34.130138205113</text:p>
          </table:table-cell>
          <table:table-cell office:value-type="float" office:value="38.3154999496864" calcext:value-type="float">
            <text:p>38.3154999496864</text:p>
          </table:table-cell>
          <table:table-cell office:value-type="float" office:value="36.5899242728393" calcext:value-type="float">
            <text:p>36.5899242728393</text:p>
          </table:table-cell>
          <table:table-cell office:value-type="float" office:value="16.5020063070331" calcext:value-type="float">
            <text:p>16.5020063070331</text:p>
          </table:table-cell>
          <table:table-cell office:value-type="float" office:value="39.8893383549542" calcext:value-type="float">
            <text:p>39.8893383549542</text:p>
          </table:table-cell>
          <table:table-cell office:value-type="float" office:value="33.8427084705572" calcext:value-type="float">
            <text:p>33.8427084705572</text:p>
          </table:table-cell>
          <table:table-cell office:value-type="float" office:value="26.7463940850875" calcext:value-type="float">
            <text:p>26.7463940850875</text:p>
          </table:table-cell>
          <table:table-cell office:value-type="float" office:value="44.2086660910857" calcext:value-type="float">
            <text:p>44.2086660910857</text:p>
          </table:table-cell>
          <table:table-cell office:value-type="float" office:value="36.8524507006531" calcext:value-type="float">
            <text:p>36.8524507006531</text:p>
          </table:table-cell>
          <table:table-cell/>
          <table:table-cell office:value-type="float" office:value="29.8518324915598" calcext:value-type="float">
            <text:p>29.8518324915598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office:value-type="float" office:value="24.1368951333364" calcext:value-type="float">
            <text:p>24.1368951333364</text:p>
          </table:table-cell>
          <table:table-cell office:value-type="float" office:value="38.5360677694863" calcext:value-type="float">
            <text:p>38.5360677694863</text:p>
          </table:table-cell>
          <table:table-cell office:value-type="float" office:value="36.8060574771984" calcext:value-type="float">
            <text:p>36.8060574771984</text:p>
          </table:table-cell>
          <table:table-cell office:value-type="float" office:value="37.7645357064243" calcext:value-type="float">
            <text:p>37.7645357064243</text:p>
          </table:table-cell>
          <table:table-cell office:value-type="float" office:value="14.4503280024011" calcext:value-type="float">
            <text:p>14.4503280024011</text:p>
          </table:table-cell>
          <table:table-cell office:value-type="float" office:value="26.642034511222" calcext:value-type="float">
            <text:p>26.642034511222</text:p>
          </table:table-cell>
          <table:table-cell office:value-type="float" office:value="20.2475928473177" calcext:value-type="float">
            <text:p>20.2475928473177</text:p>
          </table:table-cell>
          <table:table-cell office:value-type="float" office:value="17.4504327915489" calcext:value-type="float">
            <text:p>17.4504327915489</text:p>
          </table:table-cell>
          <table:table-cell office:value-type="float" office:value="38.0604603229131" calcext:value-type="float">
            <text:p>38.0604603229131</text:p>
          </table:table-cell>
          <table:table-cell office:value-type="float" office:value="34.130138205113" calcext:value-type="float">
            <text:p>34.130138205113</text:p>
          </table:table-cell>
          <table:table-cell office:value-type="float" office:value="38.3087914668098" calcext:value-type="float">
            <text:p>38.3087914668098</text:p>
          </table:table-cell>
          <table:table-cell office:value-type="float" office:value="35.660985975939" calcext:value-type="float">
            <text:p>35.660985975939</text:p>
          </table:table-cell>
          <table:table-cell office:value-type="float" office:value="32.4728388982598" calcext:value-type="float">
            <text:p>32.4728388982598</text:p>
          </table:table-cell>
          <table:table-cell office:value-type="float" office:value="39.9044497140466" calcext:value-type="float">
            <text:p>39.9044497140466</text:p>
          </table:table-cell>
          <table:table-cell office:value-type="float" office:value="33.217908425391" calcext:value-type="float">
            <text:p>33.217908425391</text:p>
          </table:table-cell>
          <table:table-cell office:value-type="float" office:value="26.7221526402974" calcext:value-type="float">
            <text:p>26.7221526402974</text:p>
          </table:table-cell>
          <table:table-cell office:value-type="float" office:value="44.0629721562702" calcext:value-type="float">
            <text:p>44.0629721562702</text:p>
          </table:table-cell>
          <table:table-cell office:value-type="float" office:value="35.8823156426352" calcext:value-type="float">
            <text:p>35.8823156426352</text:p>
          </table:table-cell>
          <table:table-cell/>
          <table:table-cell office:value-type="float" office:value="30.6432246972339" calcext:value-type="float">
            <text:p>30.6432246972339</text:p>
          </table:table-cell>
        </table:table-row>
      </table:table>
      <table:table table:name="vs_ipc" table:style-name="ta1">
        <table:shapes>
          <draw:frame draw:z-index="0" draw:style-name="gr1" draw:text-style-name="P1" svg:width="210mm" svg:height="100mm" svg:x="46.11mm" svg:y="61.93mm">
            <draw:object draw:notify-on-update-of-ranges="vs_ipc.B6:vs_ipc.B6 vs_ipc.C6:vs_ipc.V6 vs_ipc.B7:vs_ipc.B7 vs_ipc.C7:vs_ipc.V7 vs_ipc.B8:vs_ipc.B8 vs_ipc.C8:vs_ipc.V8 vs_ipc.B9:vs_ipc.B9 vs_ipc.C9:vs_ipc.V9 vs_ipc.B10:vs_ipc.B10 vs_ipc.C10:vs_ipc.V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office:value-type="float" office:value="5.30872502851794" calcext:value-type="float">
            <text:p>5.30872502851794</text:p>
          </table:table-cell>
          <table:table-cell office:value-type="float" office:value="-0.6002917752852" calcext:value-type="float">
            <text:p>-0.6002917752852</text:p>
          </table:table-cell>
          <table:table-cell office:value-type="float" office:value="0.900092253222629" calcext:value-type="float">
            <text:p>0.900092253222629</text:p>
          </table:table-cell>
          <table:table-cell office:value-type="float" office:value="0.829656943438462" calcext:value-type="float">
            <text:p>0.829656943438462</text:p>
          </table:table-cell>
          <table:table-cell office:value-type="float" office:value="2.19768552924939" calcext:value-type="float">
            <text:p>2.19768552924939</text:p>
          </table:table-cell>
          <table:table-cell office:value-type="float" office:value="2.8944839515664" calcext:value-type="float">
            <text:p>2.8944839515664</text:p>
          </table:table-cell>
          <table:table-cell office:value-type="float" office:value="4.77069215876089" calcext:value-type="float">
            <text:p>4.77069215876089</text:p>
          </table:table-cell>
          <table:table-cell office:value-type="float" office:value="4.76748076279692" calcext:value-type="float">
            <text:p>4.76748076279692</text:p>
          </table:table-cell>
          <table:table-cell office:value-type="float" office:value="-0.28973509933774" calcext:value-type="float">
            <text:p>-0.28973509933774</text:p>
          </table:table-cell>
          <table:table-cell office:value-type="float" office:value="0.208156139487003" calcext:value-type="float">
            <text:p>0.208156139487003</text:p>
          </table:table-cell>
          <table:table-cell office:value-type="float" office:value="2.73027771270921" calcext:value-type="float">
            <text:p>2.73027771270921</text:p>
          </table:table-cell>
          <table:table-cell office:value-type="float" office:value="1.02791102550331" calcext:value-type="float">
            <text:p>1.02791102550331</text:p>
          </table:table-cell>
          <table:table-cell office:value-type="float" office:value="1.82964711729622" calcext:value-type="float">
            <text:p>1.82964711729622</text:p>
          </table:table-cell>
          <table:table-cell office:value-type="float" office:value="10.7618865762841" calcext:value-type="float">
            <text:p>10.7618865762841</text:p>
          </table:table-cell>
          <table:table-cell office:value-type="float" office:value="5.16748738525138" calcext:value-type="float">
            <text:p>5.16748738525138</text:p>
          </table:table-cell>
          <table:table-cell office:value-type="float" office:value="-0.0185008986150814" calcext:value-type="float">
            <text:p>-0.018500898615082</text:p>
          </table:table-cell>
          <table:table-cell office:value-type="float" office:value="-0.0932687276780753" calcext:value-type="float">
            <text:p>-0.093268727678075</text:p>
          </table:table-cell>
          <table:table-cell office:value-type="float" office:value="2.44496971487664" calcext:value-type="float">
            <text:p>2.44496971487664</text:p>
          </table:table-cell>
          <table:table-cell/>
          <table:table-cell office:value-type="float" office:value="2.53123898448427" calcext:value-type="float">
            <text:p>2.53123898448427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office:value-type="float" office:value="1.16996694843371" calcext:value-type="float">
            <text:p>1.16996694843371</text:p>
          </table:table-cell>
          <table:table-cell office:value-type="float" office:value="-0.162628847487634" calcext:value-type="float">
            <text:p>-0.162628847487634</text:p>
          </table:table-cell>
          <table:table-cell office:value-type="float" office:value="0.114693195701499" calcext:value-type="float">
            <text:p>0.114693195701499</text:p>
          </table:table-cell>
          <table:table-cell office:value-type="float" office:value="0.0658457891617781" calcext:value-type="float">
            <text:p>0.065845789161778</text:p>
          </table:table-cell>
          <table:table-cell office:value-type="float" office:value="0.0424673532222197" calcext:value-type="float">
            <text:p>0.04246735322222</text:p>
          </table:table-cell>
          <table:table-cell office:value-type="float" office:value="0.165289256198353" calcext:value-type="float">
            <text:p>0.165289256198353</text:p>
          </table:table-cell>
          <table:table-cell office:value-type="float" office:value="2.14484511132623" calcext:value-type="float">
            <text:p>2.14484511132623</text:p>
          </table:table-cell>
          <table:table-cell office:value-type="float" office:value="0.0836400133823911" calcext:value-type="float">
            <text:p>0.083640013382391</text:p>
          </table:table-cell>
          <table:table-cell office:value-type="float" office:value="-0.88472682119205" calcext:value-type="float">
            <text:p>-0.88472682119205</text:p>
          </table:table-cell>
          <table:table-cell office:value-type="float" office:value="-0.172344330542984" calcext:value-type="float">
            <text:p>-0.172344330542984</text:p>
          </table:table-cell>
          <table:table-cell office:value-type="float" office:value="1.00205616720023" calcext:value-type="float">
            <text:p>1.00205616720023</text:p>
          </table:table-cell>
          <table:table-cell office:value-type="float" office:value="-0.203730113162814" calcext:value-type="float">
            <text:p>-0.203730113162814</text:p>
          </table:table-cell>
          <table:table-cell office:value-type="float" office:value="0.994035785288272" calcext:value-type="float">
            <text:p>0.994035785288272</text:p>
          </table:table-cell>
          <table:table-cell office:value-type="float" office:value="-0.609127362994077" calcext:value-type="float">
            <text:p>-0.609127362994077</text:p>
          </table:table-cell>
          <table:table-cell office:value-type="float" office:value="-0.0547145723144293" calcext:value-type="float">
            <text:p>-0.054714572314429</text:p>
          </table:table-cell>
          <table:table-cell office:value-type="float" office:value="-0.0581456813616654" calcext:value-type="float">
            <text:p>-0.058145681361666</text:p>
          </table:table-cell>
          <table:table-cell office:value-type="float" office:value="-0.0773447985622955" calcext:value-type="float">
            <text:p>-0.077344798562296</text:p>
          </table:table-cell>
          <table:table-cell office:value-type="float" office:value="-0.211749642980252" calcext:value-type="float">
            <text:p>-0.211749642980252</text:p>
          </table:table-cell>
          <table:table-cell/>
          <table:table-cell office:value-type="float" office:value="0.188453839148972" calcext:value-type="float">
            <text:p>0.188453839148972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office:value-type="float" office:value="4.29377870075169" calcext:value-type="float">
            <text:p>4.29377870075169</text:p>
          </table:table-cell>
          <table:table-cell office:value-type="float" office:value="-0.160237246789263" calcext:value-type="float">
            <text:p>-0.160237246789263</text:p>
          </table:table-cell>
          <table:table-cell office:value-type="float" office:value="0.174533123893572" calcext:value-type="float">
            <text:p>0.174533123893572</text:p>
          </table:table-cell>
          <table:table-cell office:value-type="float" office:value="0.674919338908264" calcext:value-type="float">
            <text:p>0.674919338908264</text:p>
          </table:table-cell>
          <table:table-cell office:value-type="float" office:value="2.19768552924939" calcext:value-type="float">
            <text:p>2.19768552924939</text:p>
          </table:table-cell>
          <table:table-cell office:value-type="float" office:value="2.61387660964828" calcext:value-type="float">
            <text:p>2.61387660964828</text:p>
          </table:table-cell>
          <table:table-cell office:value-type="float" office:value="3.59390125847048" calcext:value-type="float">
            <text:p>3.59390125847048</text:p>
          </table:table-cell>
          <table:table-cell office:value-type="float" office:value="4.68384074941453" calcext:value-type="float">
            <text:p>4.68384074941453</text:p>
          </table:table-cell>
          <table:table-cell office:value-type="float" office:value="-0.871792218543055" calcext:value-type="float">
            <text:p>-0.871792218543055</text:p>
          </table:table-cell>
          <table:table-cell office:value-type="float" office:value="-0.172344330542984" calcext:value-type="float">
            <text:p>-0.172344330542984</text:p>
          </table:table-cell>
          <table:table-cell office:value-type="float" office:value="1.0072616537831" calcext:value-type="float">
            <text:p>1.0072616537831</text:p>
          </table:table-cell>
          <table:table-cell office:value-type="float" office:value="-0.146315263089658" calcext:value-type="float">
            <text:p>-0.146315263089658</text:p>
          </table:table-cell>
          <table:table-cell office:value-type="float" office:value="1.82964711729622" calcext:value-type="float">
            <text:p>1.82964711729622</text:p>
          </table:table-cell>
          <table:table-cell office:value-type="float" office:value="-0.588122971166705" calcext:value-type="float">
            <text:p>-0.588122971166705</text:p>
          </table:table-cell>
          <table:table-cell office:value-type="float" office:value="4.70849291750258" calcext:value-type="float">
            <text:p>4.70849291750258</text:p>
          </table:table-cell>
          <table:table-cell office:value-type="float" office:value="-0.0502167248123575" calcext:value-type="float">
            <text:p>-0.050216724812358</text:p>
          </table:table-cell>
          <table:table-cell office:value-type="float" office:value="-0.0773447985622955" calcext:value-type="float">
            <text:p>-0.077344798562296</text:p>
          </table:table-cell>
          <table:table-cell office:value-type="float" office:value="0.398877234451167" calcext:value-type="float">
            <text:p>0.398877234451167</text:p>
          </table:table-cell>
          <table:table-cell/>
          <table:table-cell office:value-type="float" office:value="1.35680652961043" calcext:value-type="float">
            <text:p>1.35680652961043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office:value-type="float" office:value="3.86381584720231" calcext:value-type="float">
            <text:p>3.86381584720231</text:p>
          </table:table-cell>
          <table:table-cell office:value-type="float" office:value="-0.160237246789263" calcext:value-type="float">
            <text:p>-0.160237246789263</text:p>
          </table:table-cell>
          <table:table-cell office:value-type="float" office:value="0.129653177749522" calcext:value-type="float">
            <text:p>0.129653177749522</text:p>
          </table:table-cell>
          <table:table-cell office:value-type="float" office:value="0.648581023243555" calcext:value-type="float">
            <text:p>0.648581023243555</text:p>
          </table:table-cell>
          <table:table-cell office:value-type="float" office:value="2.19768552924939" calcext:value-type="float">
            <text:p>2.19768552924939</text:p>
          </table:table-cell>
          <table:table-cell office:value-type="float" office:value="2.44474341725928" calcext:value-type="float">
            <text:p>2.44474341725928</text:p>
          </table:table-cell>
          <table:table-cell office:value-type="float" office:value="4.17775895450145" calcext:value-type="float">
            <text:p>4.17775895450145</text:p>
          </table:table-cell>
          <table:table-cell office:value-type="float" office:value="4.66711274673802" calcext:value-type="float">
            <text:p>4.66711274673802</text:p>
          </table:table-cell>
          <table:table-cell office:value-type="float" office:value="-0.871792218543055" calcext:value-type="float">
            <text:p>-0.871792218543055</text:p>
          </table:table-cell>
          <table:table-cell office:value-type="float" office:value="-0.172344330542984" calcext:value-type="float">
            <text:p>-0.172344330542984</text:p>
          </table:table-cell>
          <table:table-cell office:value-type="float" office:value="1.02027537024023" calcext:value-type="float">
            <text:p>1.02027537024023</text:p>
          </table:table-cell>
          <table:table-cell office:value-type="float" office:value="-0.0889004130165016" calcext:value-type="float">
            <text:p>-0.088900413016502</text:p>
          </table:table-cell>
          <table:table-cell office:value-type="float" office:value="1.1897365805169" calcext:value-type="float">
            <text:p>1.1897365805169</text:p>
          </table:table-cell>
          <table:table-cell office:value-type="float" office:value="-0.588122971166705" calcext:value-type="float">
            <text:p>-0.588122971166705</text:p>
          </table:table-cell>
          <table:table-cell office:value-type="float" office:value="5.16748738525138" calcext:value-type="float">
            <text:p>5.16748738525138</text:p>
          </table:table-cell>
          <table:table-cell office:value-type="float" office:value="-0.0422877682630274" calcext:value-type="float">
            <text:p>-0.042287768263027</text:p>
          </table:table-cell>
          <table:table-cell office:value-type="float" office:value="-0.0796196455788323" calcext:value-type="float">
            <text:p>-0.079619645578832</text:p>
          </table:table-cell>
          <table:table-cell office:value-type="float" office:value="0.822376520411694" calcext:value-type="float">
            <text:p>0.822376520411694</text:p>
          </table:table-cell>
          <table:table-cell/>
          <table:table-cell office:value-type="float" office:value="1.36952245572912" calcext:value-type="float">
            <text:p>1.369522455729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00/00/00</text:date>, <text:time style:data-style-name="N2" text:time-value="22:14:37.7815978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09T22:26:16.625031039</dc:date>
    <meta:editing-duration>PT59M32S</meta:editing-duration>
    <meta:editing-cycles>12</meta:editing-cycles>
    <meta:generator>LibreOffice/6.0.7.3$Linux_X86_64 LibreOffice_project/00m0$Build-3</meta:generator>
    <meta:document-statistic meta:table-count="2" meta:cell-count="198" meta:object-count="2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5.912cm" svg:y="0cm" style:legend-expansion="custom" chartooo:width="15.088cm" chartooo:height="0.863cm" style:legend-expansion-aspect-ratio="17.4831981460023" chart:style-name="ch2"/>
        <chart:plot-area chart:style-name="ch3" table:cell-range-address="vs_comp.B5:vs_comp.V9" chart:data-source-has-labels="both" svg:x="1.124cm" svg:y="1.296cm" svg:width="19.448cm" svg:height="8.244cm">
          <chartooo:coordinate-region svg:x="2.089cm" svg:y="1.548cm" svg:width="18.483cm" svg:height="5.334cm"/>
          <chart:axis chart:dimension="x" chart:name="primary-x" chart:style-name="ch4" chartooo:axis-type="auto">
            <chartooo:date-scale/>
            <chart:categories table:cell-range-address="vs_comp.C5:vs_comp.V5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vs_comp.C6:vs_comp.V6" chart:label-cell-address="vs_comp.B6:vs_comp.B6" chart:class="chart:bar">
            <chart:data-point chart:repeated="20"/>
          </chart:series>
          <chart:series chart:style-name="ch8" chart:values-cell-range-address="vs_comp.C7:vs_comp.V7" chart:label-cell-address="vs_comp.B7:vs_comp.B7" chart:class="chart:bar">
            <chart:data-point chart:repeated="20"/>
          </chart:series>
          <chart:series chart:style-name="ch9" chart:values-cell-range-address="vs_comp.C8:vs_comp.V8" chart:label-cell-address="vs_comp.B8:vs_comp.B8" chart:class="chart:bar">
            <chart:data-point chart:repeated="20"/>
          </chart:series>
          <chart:series chart:style-name="ch10" chart:values-cell-range-address="vs_comp.C9:vs_comp.V9" chart:label-cell-address="vs_comp.B9:vs_comp.B9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vs_comp.C5:vs_comp.V5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vs_comp.B6:vs_comp.B6</svg:desc>
                </draw:g>
              </table:table-cell>
              <table:table-cell office:value-type="float" office:value="16.0465868650922">
                <text:p>16.0465868650922</text:p>
                <draw:g>
                  <svg:desc>vs_comp.C6:vs_comp.V6</svg:desc>
                </draw:g>
              </table:table-cell>
              <table:table-cell office:value-type="float" office:value="9.99478161039503">
                <text:p>9.99478161039503</text:p>
              </table:table-cell>
              <table:table-cell office:value-type="float" office:value="14.646933975793">
                <text:p>14.646933975793</text:p>
              </table:table-cell>
              <table:table-cell office:value-type="float" office:value="12.2867205433791">
                <text:p>12.2867205433791</text:p>
              </table:table-cell>
              <table:table-cell office:value-type="float" office:value="14.1919993139819">
                <text:p>14.1919993139819</text:p>
              </table:table-cell>
              <table:table-cell office:value-type="float" office:value="11.2395346094886">
                <text:p>11.2395346094886</text:p>
              </table:table-cell>
              <table:table-cell office:value-type="float" office:value="16.4465841357176">
                <text:p>16.4465841357176</text:p>
              </table:table-cell>
              <table:table-cell office:value-type="float" office:value="13.0815799059828">
                <text:p>13.0815799059828</text:p>
              </table:table-cell>
              <table:table-cell office:value-type="float" office:value="9.10477499141189">
                <text:p>9.10477499141189</text:p>
              </table:table-cell>
              <table:table-cell office:value-type="float" office:value="29.6725784447476">
                <text:p>29.6725784447476</text:p>
              </table:table-cell>
              <table:table-cell office:value-type="float" office:value="33.5558313487405">
                <text:p>33.5558313487405</text:p>
              </table:table-cell>
              <table:table-cell office:value-type="float" office:value="16.0300693588803">
                <text:p>16.0300693588803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11.0894127493374">
                <text:p>11.0894127493374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11.7126580744212">
                <text:p>11.7126580744212</text:p>
              </table:table-cell>
              <table:table-cell office:value-type="float" office:value="8.39628750269804">
                <text:p>8.39628750269804</text:p>
              </table:table-cell>
              <table:table-cell office:value-type="float" office:value="32.3484031872847">
                <text:p>32.3484031872847</text:p>
              </table:table-cell>
              <table:table-cell office:value-type="float" office:value="NaN">
                <text:p>NaN</text:p>
              </table:table-cell>
              <table:table-cell office:value-type="float" office:value="15.5369972659404">
                <text:p>15.5369972659404</text:p>
              </table:table-cell>
            </table:table-row>
            <table:table-row>
              <table:table-cell office:value-type="string">
                <text:p>CONSERVATIVE</text:p>
                <draw:g>
                  <svg:desc>vs_comp.B7:vs_comp.B7</svg:desc>
                </draw:g>
              </table:table-cell>
              <table:table-cell office:value-type="float" office:value="38.2065443453344">
                <text:p>38.2065443453344</text:p>
                <draw:g>
                  <svg:desc>vs_comp.C7:vs_comp.V7</svg:desc>
                </draw:g>
              </table:table-cell>
              <table:table-cell office:value-type="float" office:value="38.5743359599228">
                <text:p>38.5743359599228</text:p>
              </table:table-cell>
              <table:table-cell office:value-type="float" office:value="38.6255951356623">
                <text:p>38.6255951356623</text:p>
              </table:table-cell>
              <table:table-cell office:value-type="float" office:value="39.1905914908336">
                <text:p>39.1905914908336</text:p>
              </table:table-cell>
              <table:table-cell office:value-type="float" office:value="35.2077348540068">
                <text:p>35.2077348540068</text:p>
              </table:table-cell>
              <table:table-cell office:value-type="float" office:value="37.2685822098188">
                <text:p>37.2685822098188</text:p>
              </table:table-cell>
              <table:table-cell office:value-type="float" office:value="36.2998624484182">
                <text:p>36.2998624484182</text:p>
              </table:table-cell>
              <table:table-cell office:value-type="float" office:value="34.0439556627175">
                <text:p>34.0439556627175</text:p>
              </table:table-cell>
              <table:table-cell office:value-type="float" office:value="38.0927516317417">
                <text:p>38.0927516317417</text:p>
              </table:table-cell>
              <table:table-cell office:value-type="float" office:value="34.13310398007">
                <text:p>34.13310398007</text:p>
              </table:table-cell>
              <table:table-cell office:value-type="float" office:value="38.3423338811928">
                <text:p>38.3423338811928</text:p>
              </table:table-cell>
              <table:table-cell office:value-type="float" office:value="37.5313222488336">
                <text:p>37.5313222488336</text:p>
              </table:table-cell>
              <table:table-cell office:value-type="float" office:value="38.0318285157519">
                <text:p>38.0318285157519</text:p>
              </table:table-cell>
              <table:table-cell office:value-type="float" office:value="39.993955456363">
                <text:p>39.993955456363</text:p>
              </table:table-cell>
              <table:table-cell office:value-type="float" office:value="40.7155089673862">
                <text:p>40.7155089673862</text:p>
              </table:table-cell>
              <table:table-cell office:value-type="float" office:value="27.0211304593754">
                <text:p>27.0211304593754</text:p>
              </table:table-cell>
              <table:table-cell office:value-type="float" office:value="44.1412151953378">
                <text:p>44.1412151953378</text:p>
              </table:table-cell>
              <table:table-cell office:value-type="float" office:value="38.1840086234227">
                <text:p>38.1840086234227</text:p>
              </table:table-cell>
              <table:table-cell office:value-type="float" office:value="NaN">
                <text:p>NaN</text:p>
              </table:table-cell>
              <table:table-cell office:value-type="float" office:value="37.252704154269">
                <text:p>37.252704154269</text:p>
              </table:table-cell>
            </table:table-row>
            <table:table-row>
              <table:table-cell office:value-type="string">
                <text:p>SWITCH(IPC=3.5)</text:p>
                <draw:g>
                  <svg:desc>vs_comp.B8:vs_comp.B8</svg:desc>
                </draw:g>
              </table:table-cell>
              <table:table-cell office:value-type="float" office:value="21.6608124971114">
                <text:p>21.6608124971114</text:p>
                <draw:g>
                  <svg:desc>vs_comp.C8:vs_comp.V8</svg:desc>
                </draw:g>
              </table:table-cell>
              <table:table-cell office:value-type="float" office:value="38.5360677694863">
                <text:p>38.5360677694863</text:p>
              </table:table-cell>
              <table:table-cell office:value-type="float" office:value="37.4301611885504">
                <text:p>37.4301611885504</text:p>
              </table:table-cell>
              <table:table-cell office:value-type="float" office:value="37.7896921480457">
                <text:p>37.7896921480457</text:p>
              </table:table-cell>
              <table:table-cell office:value-type="float" office:value="14.4503280024011">
                <text:p>14.4503280024011</text:p>
              </table:table-cell>
              <table:table-cell office:value-type="float" office:value="25.9816831099406">
                <text:p>25.9816831099406</text:p>
              </table:table-cell>
              <table:table-cell office:value-type="float" office:value="25.9972489683631">
                <text:p>25.9972489683631</text:p>
              </table:table-cell>
              <table:table-cell office:value-type="float" office:value="17.3949244566254">
                <text:p>17.3949244566254</text:p>
              </table:table-cell>
              <table:table-cell office:value-type="float" office:value="38.0604603229131">
                <text:p>38.0604603229131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8.3154999496864">
                <text:p>38.3154999496864</text:p>
              </table:table-cell>
              <table:table-cell office:value-type="float" office:value="36.5899242728393">
                <text:p>36.5899242728393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39.8893383549542">
                <text:p>39.8893383549542</text:p>
              </table:table-cell>
              <table:table-cell office:value-type="float" office:value="33.8427084705572">
                <text:p>33.8427084705572</text:p>
              </table:table-cell>
              <table:table-cell office:value-type="float" office:value="26.7463940850875">
                <text:p>26.7463940850875</text:p>
              </table:table-cell>
              <table:table-cell office:value-type="float" office:value="44.2086660910857">
                <text:p>44.2086660910857</text:p>
              </table:table-cell>
              <table:table-cell office:value-type="float" office:value="36.8524507006531">
                <text:p>36.8524507006531</text:p>
              </table:table-cell>
              <table:table-cell office:value-type="float" office:value="NaN">
                <text:p>NaN</text:p>
              </table:table-cell>
              <table:table-cell office:value-type="float" office:value="29.8518324915598">
                <text:p>29.8518324915598</text:p>
              </table:table-cell>
            </table:table-row>
            <table:table-row>
              <table:table-cell office:value-type="string">
                <text:p>SWITCH(ISR=10)</text:p>
                <draw:g>
                  <svg:desc>vs_comp.B9:vs_comp.B9</svg:desc>
                </draw:g>
              </table:table-cell>
              <table:table-cell office:value-type="float" office:value="24.1368951333364">
                <text:p>24.1368951333364</text:p>
                <draw:g>
                  <svg:desc>vs_comp.C9:vs_comp.V9</svg:desc>
                </draw:g>
              </table:table-cell>
              <table:table-cell office:value-type="float" office:value="38.5360677694863">
                <text:p>38.5360677694863</text:p>
              </table:table-cell>
              <table:table-cell office:value-type="float" office:value="36.8060574771984">
                <text:p>36.8060574771984</text:p>
              </table:table-cell>
              <table:table-cell office:value-type="float" office:value="37.7645357064243">
                <text:p>37.7645357064243</text:p>
              </table:table-cell>
              <table:table-cell office:value-type="float" office:value="14.4503280024011">
                <text:p>14.4503280024011</text:p>
              </table:table-cell>
              <table:table-cell office:value-type="float" office:value="26.642034511222">
                <text:p>26.642034511222</text:p>
              </table:table-cell>
              <table:table-cell office:value-type="float" office:value="20.2475928473177">
                <text:p>20.2475928473177</text:p>
              </table:table-cell>
              <table:table-cell office:value-type="float" office:value="17.4504327915489">
                <text:p>17.4504327915489</text:p>
              </table:table-cell>
              <table:table-cell office:value-type="float" office:value="38.0604603229131">
                <text:p>38.0604603229131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8.3087914668098">
                <text:p>38.3087914668098</text:p>
              </table:table-cell>
              <table:table-cell office:value-type="float" office:value="35.660985975939">
                <text:p>35.660985975939</text:p>
              </table:table-cell>
              <table:table-cell office:value-type="float" office:value="32.4728388982598">
                <text:p>32.4728388982598</text:p>
              </table:table-cell>
              <table:table-cell office:value-type="float" office:value="39.9044497140466">
                <text:p>39.9044497140466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26.7221526402974">
                <text:p>26.7221526402974</text:p>
              </table:table-cell>
              <table:table-cell office:value-type="float" office:value="44.0629721562702">
                <text:p>44.0629721562702</text:p>
              </table:table-cell>
              <table:table-cell office:value-type="float" office:value="35.8823156426352">
                <text:p>35.8823156426352</text:p>
              </table:table-cell>
              <table:table-cell office:value-type="float" office:value="NaN">
                <text:p>NaN</text:p>
              </table:table-cell>
              <table:table-cell office:value-type="float" office:value="30.6432246972339">
                <text:p>30.64322469723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5.258cm" svg:y="0cm" style:legend-expansion="custom" chartooo:width="15.742cm" chartooo:height="0.863cm" style:legend-expansion-aspect-ratio="18.2410196987254" chart:style-name="ch2"/>
        <chart:plot-area chart:style-name="ch3" table:cell-range-address="vs_ipc.B6:vs_ipc.V10" chart:data-source-has-labels="both" svg:x="1.145cm" svg:y="1.044cm" svg:width="19.427cm" svg:height="8.496cm">
          <chartooo:coordinate-region svg:x="1.872cm" svg:y="1.296cm" svg:width="18.7cm" svg:height="5.586cm"/>
          <chart:axis chart:dimension="x" chart:name="primary-x" chart:style-name="ch4" chartooo:axis-type="auto">
            <chartooo:date-scale/>
            <chart:categories table:cell-range-address="vs_ipc.C6:vs_ipc.V6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vs_ipc.C7:vs_ipc.V7" chart:label-cell-address="vs_ipc.B7:vs_ipc.B7" chart:class="chart:bar">
            <chart:data-point chart:repeated="20"/>
          </chart:series>
          <chart:series chart:style-name="ch8" chart:values-cell-range-address="vs_ipc.C8:vs_ipc.V8" chart:label-cell-address="vs_ipc.B8:vs_ipc.B8" chart:class="chart:bar">
            <chart:data-point chart:repeated="20"/>
          </chart:series>
          <chart:series chart:style-name="ch9" chart:values-cell-range-address="vs_ipc.C9:vs_ipc.V9" chart:label-cell-address="vs_ipc.B9:vs_ipc.B9" chart:class="chart:bar">
            <chart:data-point chart:repeated="20"/>
          </chart:series>
          <chart:series chart:style-name="ch10" chart:values-cell-range-address="vs_ipc.C10:vs_ipc.V10" chart:label-cell-address="vs_ipc.B10:vs_ipc.B10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vs_ipc.C6:vs_ipc.V6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vs_ipc.B7:vs_ipc.B7</svg:desc>
                </draw:g>
              </table:table-cell>
              <table:table-cell office:value-type="float" office:value="5.30872502851794">
                <text:p>5.30872502851794</text:p>
                <draw:g>
                  <svg:desc>vs_ipc.C7:vs_ipc.V7</svg:desc>
                </draw:g>
              </table:table-cell>
              <table:table-cell office:value-type="float" office:value="-0.6002917752852">
                <text:p>-0.6002917752852</text:p>
              </table:table-cell>
              <table:table-cell office:value-type="float" office:value="0.900092253222629">
                <text:p>0.900092253222629</text:p>
              </table:table-cell>
              <table:table-cell office:value-type="float" office:value="0.829656943438462">
                <text:p>0.829656943438462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8944839515664">
                <text:p>2.8944839515664</text:p>
              </table:table-cell>
              <table:table-cell office:value-type="float" office:value="4.77069215876089">
                <text:p>4.77069215876089</text:p>
              </table:table-cell>
              <table:table-cell office:value-type="float" office:value="4.76748076279692">
                <text:p>4.76748076279692</text:p>
              </table:table-cell>
              <table:table-cell office:value-type="float" office:value="-0.28973509933774">
                <text:p>-0.28973509933774</text:p>
              </table:table-cell>
              <table:table-cell office:value-type="float" office:value="0.208156139487003">
                <text:p>0.208156139487003</text:p>
              </table:table-cell>
              <table:table-cell office:value-type="float" office:value="2.73027771270921">
                <text:p>2.73027771270921</text:p>
              </table:table-cell>
              <table:table-cell office:value-type="float" office:value="1.02791102550331">
                <text:p>1.02791102550331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10.7618865762841">
                <text:p>10.7618865762841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185008986150814">
                <text:p>-0.0185008986150814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4496971487664">
                <text:p>2.44496971487664</text:p>
              </table:table-cell>
              <table:table-cell office:value-type="float" office:value="NaN">
                <text:p>NaN</text:p>
              </table:table-cell>
              <table:table-cell office:value-type="float" office:value="2.53123898448427">
                <text:p>2.53123898448427</text:p>
              </table:table-cell>
            </table:table-row>
            <table:table-row>
              <table:table-cell office:value-type="string">
                <text:p>CONSERVATIVE</text:p>
                <draw:g>
                  <svg:desc>vs_ipc.B8:vs_ipc.B8</svg:desc>
                </draw:g>
              </table:table-cell>
              <table:table-cell office:value-type="float" office:value="1.16996694843371">
                <text:p>1.16996694843371</text:p>
                <draw:g>
                  <svg:desc>vs_ipc.C8:vs_ipc.V8</svg:desc>
                </draw:g>
              </table:table-cell>
              <table:table-cell office:value-type="float" office:value="-0.162628847487634">
                <text:p>-0.162628847487634</text:p>
              </table:table-cell>
              <table:table-cell office:value-type="float" office:value="0.114693195701499">
                <text:p>0.114693195701499</text:p>
              </table:table-cell>
              <table:table-cell office:value-type="float" office:value="0.0658457891617781">
                <text:p>0.0658457891617781</text:p>
              </table:table-cell>
              <table:table-cell office:value-type="float" office:value="0.0424673532222197">
                <text:p>0.0424673532222197</text:p>
              </table:table-cell>
              <table:table-cell office:value-type="float" office:value="0.165289256198353">
                <text:p>0.165289256198353</text:p>
              </table:table-cell>
              <table:table-cell office:value-type="float" office:value="2.14484511132623">
                <text:p>2.14484511132623</text:p>
              </table:table-cell>
              <table:table-cell office:value-type="float" office:value="0.0836400133823911">
                <text:p>0.0836400133823911</text:p>
              </table:table-cell>
              <table:table-cell office:value-type="float" office:value="-0.88472682119205">
                <text:p>-0.8847268211920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0205616720023">
                <text:p>1.00205616720023</text:p>
              </table:table-cell>
              <table:table-cell office:value-type="float" office:value="-0.203730113162814">
                <text:p>-0.203730113162814</text:p>
              </table:table-cell>
              <table:table-cell office:value-type="float" office:value="0.994035785288272">
                <text:p>0.994035785288272</text:p>
              </table:table-cell>
              <table:table-cell office:value-type="float" office:value="-0.609127362994077">
                <text:p>-0.609127362994077</text:p>
              </table:table-cell>
              <table:table-cell office:value-type="float" office:value="-0.0547145723144293">
                <text:p>-0.0547145723144293</text:p>
              </table:table-cell>
              <table:table-cell office:value-type="float" office:value="-0.0581456813616654">
                <text:p>-0.0581456813616654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-0.211749642980252">
                <text:p>-0.211749642980252</text:p>
              </table:table-cell>
              <table:table-cell office:value-type="float" office:value="NaN">
                <text:p>NaN</text:p>
              </table:table-cell>
              <table:table-cell office:value-type="float" office:value="0.188453839148972">
                <text:p>0.188453839148972</text:p>
              </table:table-cell>
            </table:table-row>
            <table:table-row>
              <table:table-cell office:value-type="string">
                <text:p>SWITCH(IPC=3.5)</text:p>
                <draw:g>
                  <svg:desc>vs_ipc.B9:vs_ipc.B9</svg:desc>
                </draw:g>
              </table:table-cell>
              <table:table-cell office:value-type="float" office:value="4.29377870075169">
                <text:p>4.29377870075169</text:p>
                <draw:g>
                  <svg:desc>vs_ipc.C9:vs_ipc.V9</svg:desc>
                </draw:g>
              </table:table-cell>
              <table:table-cell office:value-type="float" office:value="-0.160237246789263">
                <text:p>-0.160237246789263</text:p>
              </table:table-cell>
              <table:table-cell office:value-type="float" office:value="0.174533123893572">
                <text:p>0.174533123893572</text:p>
              </table:table-cell>
              <table:table-cell office:value-type="float" office:value="0.674919338908264">
                <text:p>0.674919338908264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61387660964828">
                <text:p>2.61387660964828</text:p>
              </table:table-cell>
              <table:table-cell office:value-type="float" office:value="3.59390125847048">
                <text:p>3.59390125847048</text:p>
              </table:table-cell>
              <table:table-cell office:value-type="float" office:value="4.68384074941453">
                <text:p>4.68384074941453</text:p>
              </table:table-cell>
              <table:table-cell office:value-type="float" office:value="-0.871792218543055">
                <text:p>-0.87179221854305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072616537831">
                <text:p>1.0072616537831</text:p>
              </table:table-cell>
              <table:table-cell office:value-type="float" office:value="-0.146315263089658">
                <text:p>-0.146315263089658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4.70849291750258">
                <text:p>4.70849291750258</text:p>
              </table:table-cell>
              <table:table-cell office:value-type="float" office:value="-0.0502167248123575">
                <text:p>-0.0502167248123575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0.398877234451167">
                <text:p>0.398877234451167</text:p>
              </table:table-cell>
              <table:table-cell office:value-type="float" office:value="NaN">
                <text:p>NaN</text:p>
              </table:table-cell>
              <table:table-cell office:value-type="float" office:value="1.35680652961043">
                <text:p>1.35680652961043</text:p>
              </table:table-cell>
            </table:table-row>
            <table:table-row>
              <table:table-cell office:value-type="string">
                <text:p>SWITCH(ISR=10)</text:p>
                <draw:g>
                  <svg:desc>vs_ipc.B10:vs_ipc.B10</svg:desc>
                </draw:g>
              </table:table-cell>
              <table:table-cell office:value-type="float" office:value="3.86381584720231">
                <text:p>3.86381584720231</text:p>
                <draw:g>
                  <svg:desc>vs_ipc.C10:vs_ipc.V10</svg:desc>
                </draw:g>
              </table:table-cell>
              <table:table-cell office:value-type="float" office:value="-0.160237246789263">
                <text:p>-0.160237246789263</text:p>
              </table:table-cell>
              <table:table-cell office:value-type="float" office:value="0.129653177749522">
                <text:p>0.129653177749522</text:p>
              </table:table-cell>
              <table:table-cell office:value-type="float" office:value="0.648581023243555">
                <text:p>0.648581023243555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44474341725928">
                <text:p>2.44474341725928</text:p>
              </table:table-cell>
              <table:table-cell office:value-type="float" office:value="4.17775895450145">
                <text:p>4.17775895450145</text:p>
              </table:table-cell>
              <table:table-cell office:value-type="float" office:value="4.66711274673802">
                <text:p>4.66711274673802</text:p>
              </table:table-cell>
              <table:table-cell office:value-type="float" office:value="-0.871792218543055">
                <text:p>-0.87179221854305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2027537024023">
                <text:p>1.02027537024023</text:p>
              </table:table-cell>
              <table:table-cell office:value-type="float" office:value="-0.0889004130165016">
                <text:p>-0.0889004130165016</text:p>
              </table:table-cell>
              <table:table-cell office:value-type="float" office:value="1.1897365805169">
                <text:p>1.1897365805169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422877682630274">
                <text:p>-0.0422877682630274</text:p>
              </table:table-cell>
              <table:table-cell office:value-type="float" office:value="-0.0796196455788323">
                <text:p>-0.0796196455788323</text:p>
              </table:table-cell>
              <table:table-cell office:value-type="float" office:value="0.822376520411694">
                <text:p>0.822376520411694</text:p>
              </table:table-cell>
              <table:table-cell office:value-type="float" office:value="NaN">
                <text:p>NaN</text:p>
              </table:table-cell>
              <table:table-cell office:value-type="float" office:value="1.36952245572912">
                <text:p>1.369522455729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